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statusbar/"/>
  <manifest:file-entry manifest:media-type="" manifest:full-path="Object 14/floater/"/>
  <manifest:file-entry manifest:media-type="" manifest:full-path="Object 14/popupmenu/"/>
  <manifest:file-entry manifest:media-type="text/xml" manifest:full-path="Object 14/content.xml"/>
  <manifest:file-entry manifest:media-type="" manifest:full-path="Object 14/progressbar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statusbar/"/>
  <manifest:file-entry manifest:media-type="" manifest:full-path="Object 15/floater/"/>
  <manifest:file-entry manifest:media-type="" manifest:full-path="Object 15/popupmenu/"/>
  <manifest:file-entry manifest:media-type="text/xml" manifest:full-path="Object 15/content.xml"/>
  <manifest:file-entry manifest:media-type="" manifest:full-path="Object 15/progressbar/"/>
  <manifest:file-entry manifest:media-type="" manifest:full-path="Object 15/menubar/"/>
  <manifest:file-entry manifest:media-type="" manifest:full-path="Object 15/toolbar/"/>
  <manifest:file-entry manifest:media-type="" manifest:full-path="Object 15/images/Bitmaps/"/>
  <manifest:file-entry manifest:media-type="" manifest:full-path="Object 15/images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"/>
  <manifest:file-entry manifest:media-type="" manifest:full-path="Object 17/statusbar/"/>
  <manifest:file-entry manifest:media-type="" manifest:full-path="Object 17/accelerator/"/>
  <manifest:file-entry manifest:media-type="" manifest:full-path="Object 17/floater/"/>
  <manifest:file-entry manifest:media-type="" manifest:full-path="Object 17/popupmenu/"/>
  <manifest:file-entry manifest:media-type="text/xml" manifest:full-path="Object 17/content.xml"/>
  <manifest:file-entry manifest:media-type="" manifest:full-path="Object 17/progressbar/"/>
  <manifest:file-entry manifest:media-type="" manifest:full-path="Object 17/menubar/"/>
  <manifest:file-entry manifest:media-type="" manifest:full-path="Object 17/toolbar/"/>
  <manifest:file-entry manifest:media-type="" manifest:full-path="Object 17/images/Bitmaps/"/>
  <manifest:file-entry manifest:media-type="" manifest:full-path="Object 17/images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statusbar/"/>
  <manifest:file-entry manifest:media-type="" manifest:full-path="Object 6/accelerato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" manifest:full-path="Object 7/images/Bitmaps/"/>
  <manifest:file-entry manifest:media-type="" manifest:full-path="Object 7/images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 fo:font-size="18pt" fo:font-weight="bold" style:font-size-asian="18pt" style:font-weight-asian="bold" style:font-size-complex="18pt" style:font-weight-complex="bold"/>
    </style:style>
    <style:style style:name="fr1" style:family="graphic" style:parent-style-name="Formula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fo:padding="0.049cm" fo:border="0.002cm solid #000000" style:shadow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râmetros e Estatísticas</text:span></text:p>
      <text:p text:style-name="Standard"><draw:frame draw:style-name="fr1" draw:name="Objeto1" text:anchor-type="char" svg:x="1.138cm" svg:y="0.33cm" svg:width="6.904cm" svg:height="0.997cm" draw:z-index="14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o2" text:anchor-type="char" svg:x="9.133cm" svg:y="0.416cm" svg:width="6.92cm" svg:height="0.998cm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<draw:frame draw:style-name="fr1" draw:name="Objeto3" text:anchor-type="char" svg:x="1.138cm" svg:y="0.351cm" svg:width="2.215cm" svg:height="1.139cm" draw:z-index="9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o4" text:anchor-type="char" svg:x="9.133cm" svg:y="0.351cm" svg:width="2.282cm" svg:height="1.139cm" draw:z-index="1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to5" text:anchor-type="char" svg:x="1.138cm" svg:y="0.028cm" svg:width="3.448cm" svg:height="1.139cm" draw:z-index="10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to6" text:anchor-type="char" svg:x="9.133cm" svg:y="0.028cm" svg:width="4.048cm" svg:height="1.139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Standard"/>
      <text:p text:style-name="P1"><text:span text:style-name="T1">Distribuição amostra da média</text:span></text:p>
      <text:p text:style-name="Standard"><draw:frame draw:style-name="fr2" draw:name="Objeto8" text:anchor-type="paragraph" svg:x="3.985cm" svg:y="0.247cm" svg:width="5.921cm" svg:height="1.54cm" draw:z-index="0"><draw:object xlink:href="./Object 8" xlink:type="simple" xlink:show="embed" xlink:actuate="onLoad"/><draw:image xlink:href="./ObjectReplacements/Object 8" xlink:type="simple" xlink:show="embed" xlink:actuate="onLoad"/></draw:frame><draw:frame draw:style-name="fr2" draw:name="Objeto9" text:anchor-type="paragraph" svg:x="10.904cm" svg:y="0.247cm" svg:width="4.323cm" svg:height="1.54cm" draw:z-index="1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o7" text:anchor-type="char" svg:x="1.138cm" svg:y="0.247cm" svg:width="1.849cm" svg:height="0.487cm" draw:z-index="15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Objeto10" text:anchor-type="paragraph" svg:x="1.138cm" svg:y="0.314cm" svg:width="6.456cm" svg:height="2.494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Distribuição amostral da proporção</text:span></text:p>
      <text:p text:style-name="Standard"><draw:frame draw:style-name="fr2" draw:name="Objeto12" text:anchor-type="paragraph" svg:x="3.228cm" svg:y="0.302cm" svg:width="2.477cm" svg:height="0.547cm" draw:z-index="5"><draw:object xlink:href="./Object 12" xlink:type="simple" xlink:show="embed" xlink:actuate="onLoad"/><draw:image xlink:href="./ObjectReplacements/Object 12" xlink:type="simple" xlink:show="embed" xlink:actuate="onLoad"/></draw:frame><draw:frame draw:style-name="fr2" draw:name="Objeto11" text:anchor-type="paragraph" svg:x="1.138cm" svg:y="0.302cm" svg:width="1.092cm" svg:height="0.467cm" draw:z-index="3"><draw:object xlink:href="./Object 11" xlink:type="simple" xlink:show="embed" xlink:actuate="onLoad"/><draw:image xlink:href="./ObjectReplacements/Object 11" xlink:type="simple" xlink:show="embed" xlink:actuate="onLoad"/></draw:frame><draw:frame draw:style-name="fr2" draw:name="Objeto13" text:anchor-type="paragraph" svg:x="6.362cm" svg:y="0.302cm" svg:width="10.04cm" svg:height="1.139cm" draw:z-index="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Standard"><draw:frame draw:style-name="fr1" draw:name="Objeto16" text:anchor-type="char" svg:x="10.844cm" svg:y="0.466cm" svg:width="4.323cm" svg:height="1.505cm" draw:z-index="16"><draw:object xlink:href="./Object 16" xlink:type="simple" xlink:show="embed" xlink:actuate="onLoad"/><draw:image xlink:href="./ObjectReplacements/Object 16" xlink:type="simple" xlink:show="embed" xlink:actuate="onLoad"/></draw:frame><draw:frame draw:style-name="fr1" draw:name="Objeto15" text:anchor-type="char" svg:x="3.925cm" svg:y="0.466cm" svg:width="5.921cm" svg:height="1.505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1" draw:name="Objeto14" text:anchor-type="char" svg:x="1.148cm" svg:y="0.466cm" svg:width="1.778cm" svg:height="0.487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ntervalo de Confiança</text:span></text:p>
      <text:p text:style-name="Standard"><draw:frame draw:style-name="fr2" draw:name="Objeto17" text:anchor-type="paragraph" svg:x="0.088cm" svg:y="0.048cm" svg:width="5.089cm" svg:height="1.593cm" draw:z-index="6"><draw:object xlink:href="./Object 17" xlink:type="simple" xlink:show="embed" xlink:actuate="onLoad"/><draw:image xlink:href="./ObjectReplacements/Object 17" xlink:type="simple" xlink:show="embed" xlink:actuate="onLoad"/></draw:frame><draw:frame draw:style-name="fr2" draw:name="Objeto18" text:anchor-type="paragraph" svg:x="5.3cm" svg:y="0.048cm" svg:width="7.791cm" svg:height="1.963cm" draw:z-index="7"><draw:object xlink:href="./Object 18" xlink:type="simple" xlink:show="embed" xlink:actuate="onLoad"/><draw:image xlink:href="./ObjectReplacements/Object 18" xlink:type="simple" xlink:show="embed" xlink:actuate="onLoad"/></draw:frame><draw:frame draw:style-name="fr2" draw:name="Objeto19" text:anchor-type="paragraph" svg:x="13.222cm" svg:y="0.048cm" svg:width="3.688cm" svg:height="1.52cm" draw:z-index="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Objeto23" text:anchor-type="paragraph" svg:x="0.228cm" svg:y="2.429cm" svg:width="7.029cm" svg:height="1.774cm" draw:z-index="19"><draw:object xlink:href="./Object 23" xlink:type="simple" xlink:show="embed" xlink:actuate="onLoad"/><draw:image xlink:href="./ObjectReplacements/Object 23" xlink:type="simple" xlink:show="embed" xlink:actuate="onLoad"/></draw:frame><draw:frame draw:style-name="fr2" draw:name="Objeto20" text:anchor-type="paragraph" svg:x="7.99cm" svg:y="2.473cm" svg:width="3.627cm" svg:height="1.73cm" draw:z-index="20"><draw:object xlink:href="./Object 20" xlink:type="simple" xlink:show="embed" xlink:actuate="onLoad"/><draw:image xlink:href="./ObjectReplacements/Object 20" xlink:type="simple" xlink:show="embed" xlink:actuate="onLoad"/></draw:frame><draw:frame draw:style-name="fr2" draw:name="Objeto22" text:anchor-type="paragraph" svg:x="12.33cm" svg:y="2.473cm" svg:width="4.463cm" svg:height="1.73cm" draw:z-index="21"><draw:object xlink:href="./Object 22" xlink:type="simple" xlink:show="embed" xlink:actuate="onLoad"/><draw:image xlink:href="./ObjectReplacements/Object 22" xlink:type="simple" xlink:show="embed" xlink:actuate="onLoad"/></draw:frame><draw:frame draw:style-name="fr2" draw:name="Objeto21" text:anchor-type="paragraph" svg:x="0.238cm" svg:y="1.681cm" svg:width="2.223cm" svg:height="0.529cm" draw:z-index="22"><draw:object xlink:href="./Object 21" xlink:type="simple" xlink:show="embed" xlink:actuate="onLoad"/><draw:image xlink:href="./ObjectReplacements/Object 21" xlink:type="simple" xlink:show="embed" xlink:actuate="onLoad"/></draw:frame><draw:frame draw:style-name="fr2" draw:name="Objeto24" text:anchor-type="paragraph" svg:x="4.459cm" svg:y="1.681cm" svg:width="4.486cm" svg:height="0.529cm" draw:z-index="23"><draw:object xlink:href="./Object 24" xlink:type="simple" xlink:show="embed" xlink:actuate="onLoad"/><draw:image xlink:href="./ObjectReplacements/Object 24" xlink:type="simple" xlink:show="embed" xlink:actuate="onLoad"/></draw:frame><draw:frame draw:style-name="fr2" draw:name="Objeto25" text:anchor-type="paragraph" svg:x="9.694cm" svg:y="1.087cm" svg:width="7.013cm" svg:height="1.124cm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1">Tamanho da Amost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0-10-22T22:08:40</meta:creation-date>
    <dc:date>2010-10-24T16:13:11</dc:date>
    <dc:creator>Lucas Pereira</dc:creator>
    <meta:editing-duration>PT01H10M50S</meta:editing-duration>
    <meta:editing-cycles>6</meta:editing-cycles>
    <meta:generator>OpenOffice.org/3.2$Linux OpenOffice.org_project/320m12$Build-9483</meta:generator>
    <meta:document-statistic meta:table-count="0" meta:image-count="0" meta:object-count="25" meta:page-count="1" meta:paragraph-count="5" meta:word-count="17" meta:character-count="128"/>
  </office:meta>
</office:document-meta>
</file>

<file path=Object 1/content.xml><?xml version="1.0" encoding="utf-8"?>
<math xmlns="http://www.w3.org/1998/Math/MathML">
  <semantics>
    <mrow>
      <mi>p</mi>
      <mi mathvariant="normal">=</mi>
      <mfrac>
        <mrow>
          <mi mathvariant="italic">número</mi>
          <mi mathvariant="italic">de</mi>
          <mi mathvariant="italic">elementos</mi>
          <mi mathvariant="italic">com</mi>
          <mi>o</mi>
          <mi mathvariant="italic">atributo</mi>
        </mrow>
        <mi>N</mi>
      </mfrac>
    </mrow>
    <annotation encoding="StarMath 5.0">{p} = {número de elementos com o atributo} over {N} </annotation>
  </semantics>
</math>
</file>

<file path=Object 10/content.xml><?xml version="1.0" encoding="utf-8"?>
<math xmlns="http://www.w3.org/1998/Math/MathML">
  <semantics>
    <mtable>
      <mtr>
        <mtd>
          <mrow>
            <mi mathvariant="italic">Aproximacão</mi>
            <mi mathvariant="italic">da</mi>
            <mi mathvariant="italic">distribuicão</mi>
            <mi mathvariant="italic">mostral</mi>
          </mrow>
        </mtd>
      </mtr>
      <mtr>
        <mtd>
          <mrow>
            <mi mathvariant="italic">da</mi>
            <mi mathvariant="italic">média</mi>
            <mi mathvariant="italic">pela</mi>
            <mi mathvariant="italic">normal.</mi>
            <mrow>
              <mi>n</mi>
              <mi mathvariant="normal">≥</mi>
              <mn>30</mn>
            </mrow>
          </mrow>
        </mtd>
      </mtr>
      <mtr>
        <mtd>
          <mrow>
            <mi>z</mi>
            <mi mathvariant="normal">=</mi>
            <mfrac>
              <mrow>
                <mover accent="true">
                  <mi>X</mi>
                  <mo stretchy="false">ˉ</mo>
                </mover>
                <mi mathvariant="normal">−</mi>
                <mo stretchy="false">μ</mo>
              </mrow>
              <mfrac>
                <mo stretchy="false">σ</mo>
                <msqrt>
                  <mi>n</mi>
                </msqrt>
              </mfrac>
            </mfrac>
          </mrow>
        </mtd>
      </mtr>
    </mtable>
    <annotation encoding="StarMath 5.0">Aproximacão da distribuicão mostral newline da média pela normal. n &gt;= 30
newline
z = {bar {X} - %mu} over {%sigma over sqrt{n} }</annotation>
  </semantics>
</math>
</file>

<file path=Object 11/content.xml><?xml version="1.0" encoding="utf-8"?>
<math xmlns="http://www.w3.org/1998/Math/MathML">
  <semantics>
    <mrow>
      <mo stretchy="false">μ</mo>
      <mi mathvariant="normal">=</mi>
      <mi>p</mi>
    </mrow>
    <annotation encoding="StarMath 5.0">%mu = p</annotation>
  </semantics>
</math>
</file>

<file path=Object 12/content.xml><?xml version="1.0" encoding="utf-8"?>
<math xmlns="http://www.w3.org/1998/Math/MathML">
  <semantics>
    <mrow>
      <mrow>
        <msup>
          <mo stretchy="false">σ</mo>
          <mn>2</mn>
        </msup>
        <mi mathvariant="normal">=</mi>
        <mi>p</mi>
      </mrow>
      <mrow>
        <mo stretchy="false">(</mo>
        <mrow>
          <mn>1</mn>
          <mi mathvariant="normal">−</mi>
          <mi>p</mi>
        </mrow>
        <mo stretchy="false">)</mo>
      </mrow>
    </mrow>
    <annotation encoding="StarMath 5.0">%sigma^2 = p(1-p)</annotation>
  </semantics>
</math>
</file>

<file path=Object 13/content.xml><?xml version="1.0" encoding="utf-8"?>
<math xmlns="http://www.w3.org/1998/Math/MathML">
  <semantics>
    <mrow>
      <mrow>
        <mover accent="true">
          <mi>X</mi>
          <mo stretchy="false">ˉ</mo>
        </mover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1</mn>
          </mrow>
          <mi>n</mi>
        </munderover>
        <mi mathvariant="italic">Xi</mi>
      </mrow>
      <mrow>
        <mi/>
        <mi mathvariant="normal">=</mi>
        <mi/>
      </mrow>
      <mfrac>
        <mrow>
          <mi mathvariant="italic">número</mi>
          <mi mathvariant="italic">de</mi>
          <mi mathvariant="italic">elementos</mi>
          <mi mathvariant="italic">com</mi>
          <mi>o</mi>
          <mi mathvariant="italic">atibuto</mi>
        </mrow>
        <mi>n</mi>
      </mfrac>
      <mrow>
        <mi/>
        <mi mathvariant="normal">=</mi>
        <mi/>
      </mrow>
      <mover accent="true">
        <mi>p</mi>
        <mo stretchy="false">ˆ</mo>
      </mover>
    </mrow>
    <annotation encoding="StarMath 5.0">bar {X} = {1} over {n} sum from{i=1} to{n} Xi~=~{número de elementos com o atibuto} over {n}~=~hat {p} </annotation>
  </semantics>
</math>
</file>

<file path=Object 14/content.xml><?xml version="1.0" encoding="utf-8"?>
<math xmlns="http://www.w3.org/1998/Math/MathML">
  <semantics>
    <mrow>
      <mi>E</mi>
      <mrow>
        <mrow>
          <mo stretchy="false">(</mo>
          <mover accent="true">
            <mi>p</mi>
            <mo stretchy="false">ˆ</mo>
          </mover>
          <mo stretchy="false">)</mo>
        </mrow>
        <mi mathvariant="normal">=</mi>
        <mi>p</mi>
      </mrow>
    </mrow>
    <annotation encoding="StarMath 5.0">E(hat{p}) = p</annotation>
  </semantics>
</math>
</file>

<file path=Object 15/content.xml><?xml version="1.0" encoding="utf-8"?>
<math xmlns="http://www.w3.org/1998/Math/MathML">
  <semantics>
    <mtable>
      <mtr>
        <mtd>
          <mrow>
            <mi mathvariant="italic">Com</mi>
            <mi mathvariant="italic">reposicão</mi>
            <mi mathvariant="italic">ou</mi>
            <mi>N</mi>
            <mi mathvariant="italic">muito</mi>
            <mi mathvariant="italic">grande</mi>
          </mrow>
        </mtd>
      </mtr>
      <mtr>
        <mtd>
          <mrow>
            <mi>V</mi>
            <mrow>
              <mrow>
                <mo stretchy="false">(</mo>
                <mover accent="true">
                  <mi>p</mi>
                  <mo stretchy="false">ˆ</mo>
                </mover>
                <mo stretchy="false">)</mo>
              </mrow>
              <mi mathvariant="normal">=</mi>
              <mi>p</mi>
            </mrow>
            <mfrac>
              <mrow>
                <mo stretchy="false">(</mo>
                <mrow>
                  <mn>1</mn>
                  <mi mathvariant="normal">−</mi>
                  <mi>p</mi>
                </mrow>
                <mo stretchy="false">)</mo>
              </mrow>
              <mi>n</mi>
            </mfrac>
          </mrow>
        </mtd>
      </mtr>
    </mtable>
    <annotation encoding="StarMath 5.0">Com reposicão ou N muito grande newline
V(hat{p})=p(1-p) over n</annotation>
  </semantics>
</math>
</file>

<file path=Object 16/content.xml><?xml version="1.0" encoding="utf-8"?>
<math xmlns="http://www.w3.org/1998/Math/MathML">
  <semantics>
    <mtable>
      <mtr>
        <mtd>
          <mrow>
            <mi mathvariant="italic">Sem</mi>
            <mi mathvariant="italic">reposicão</mi>
            <mi>e</mi>
            <mrow>
              <mi>N</mi>
              <mo stretchy="false">&lt;</mo>
              <mn>20n</mn>
            </mrow>
          </mrow>
        </mtd>
      </mtr>
      <mtr>
        <mtd>
          <mrow>
            <mi>V</mi>
            <mrow>
              <mrow>
                <mo stretchy="false">(</mo>
                <mover accent="true">
                  <mi>p</mi>
                  <mo stretchy="false">ˆ</mo>
                </mover>
                <mo stretchy="false">)</mo>
              </mrow>
              <mi mathvariant="normal">=</mi>
              <mi>p</mi>
            </mrow>
            <mfrac>
              <mrow>
                <mo stretchy="false">(</mo>
                <mrow>
                  <mn>1</mn>
                  <mi mathvariant="normal">−</mi>
                  <mi>p</mi>
                </mrow>
                <mo stretchy="false">)</mo>
              </mrow>
              <mi>n</mi>
            </mfrac>
            <mn>.</mn>
            <mfrac>
              <mrow>
                <mi>N</mi>
                <mi mathvariant="normal">−</mi>
                <mi>n</mi>
              </mrow>
              <mrow>
                <mi>N</mi>
                <mi mathvariant="normal">−</mi>
                <mn>1</mn>
              </mrow>
            </mfrac>
          </mrow>
        </mtd>
      </mtr>
    </mtable>
    <annotation encoding="StarMath 5.0">Sem reposicão e N &lt; 20n newline
V(hat{p})=p(1-p) over n . {N-n} over {N-1}</annotation>
  </semantics>
</math>
</file>

<file path=Object 17/content.xml><?xml version="1.0" encoding="utf-8"?>
<math xmlns="http://www.w3.org/1998/Math/MathML">
  <semantics>
    <mtable>
      <mtr>
        <mtd>
          <mrow>
            <mi>n</mi>
            <mi mathvariant="normal">≥</mi>
            <mn>50</mn>
          </mrow>
        </mtd>
      </mtr>
      <mtr>
        <mtd>
          <mrow>
            <mi mathvariant="italic">IC</mi>
            <mrow>
              <mrow>
                <mo stretchy="false">(</mo>
                <mrow>
                  <mi>p</mi>
                  <mi>,</mi>
                  <mo stretchy="false">Υ</mo>
                </mrow>
                <mo stretchy="false">)</mo>
              </mrow>
              <mi mathvariant="normal">=</mi>
              <mrow>
                <mover accent="true">
                  <mi>p</mi>
                  <mo stretchy="false">ˆ</mo>
                </mover>
                <mi mathvariant="normal">±</mi>
                <msub>
                  <mi>z</mi>
                  <mo stretchy="false">Υ</mo>
                </msub>
              </mrow>
            </mrow>
            <msqrt>
              <mfrac>
                <mrow>
                  <mover accent="true">
                    <mi>p</mi>
                    <mo stretchy="false">ˆ</mo>
                  </mover>
                  <mrow>
                    <mo stretchy="false">(</mo>
                    <mrow>
                      <mn>1</mn>
                      <mi mathvariant="normal">−</mi>
                      <mover accent="true">
                        <mi>p</mi>
                        <mo stretchy="false">ˆ</mo>
                      </mover>
                    </mrow>
                    <mo stretchy="false">)</mo>
                  </mrow>
                </mrow>
                <mi>n</mi>
              </mfrac>
            </msqrt>
          </mrow>
        </mtd>
      </mtr>
    </mtable>
    <annotation encoding="StarMath 5.0">n &gt;= 50 newline
IC(p, %UPSILON)=hat{p}+-{z_%UPSILON}sqrt{{hat{p}(1-hat{p})}over{n}} </annotation>
  </semantics>
</math>
</file>

<file path=Object 18/content.xml><?xml version="1.0" encoding="utf-8"?>
<math xmlns="http://www.w3.org/1998/Math/MathML">
  <semantics>
    <mtable>
      <mtr>
        <mtd>
          <mrow>
            <mi mathvariant="italic">Precisa</mi>
            <mi mathvariant="italic">conhecer</mi>
            <mi>o</mi>
            <mo stretchy="false">σ</mo>
            <mi mathvariant="italic">da</mi>
            <mi mathvariant="italic">populacão.</mi>
          </mrow>
        </mtd>
      </mtr>
      <mtr>
        <mtd>
          <mrow>
            <mi mathvariant="italic">Caso</mi>
            <mi mathvariant="italic">não</mi>
            <mi mathvariant="italic">conheca</mi>
            <mi mathvariant="italic">use</mi>
            <mi>o</mi>
            <mi>s</mi>
            <mi mathvariant="italic">da</mi>
            <mi mathvariant="italic">amostra</mi>
            <mi mathvariant="italic">se</mi>
            <mrow>
              <mi>n</mi>
              <mi mathvariant="normal">≥</mi>
              <mn>50</mn>
            </mrow>
          </mrow>
        </mtd>
      </mtr>
      <mtr>
        <mtd>
          <mrow>
            <mi mathvariant="italic">IC</mi>
            <mrow>
              <mrow>
                <mo stretchy="false">(</mo>
                <mrow>
                  <mo stretchy="false">μ</mo>
                  <mi>,</mi>
                  <mo stretchy="false">Υ</mo>
                </mrow>
                <mo stretchy="false">)</mo>
              </mrow>
              <mi mathvariant="normal">=</mi>
              <mrow>
                <mover accent="true">
                  <mi>x</mi>
                  <mo stretchy="false">ˉ</mo>
                </mover>
                <mi mathvariant="normal">±</mi>
                <msub>
                  <mi>z</mi>
                  <mo stretchy="false">Υ</mo>
                </msub>
              </mrow>
            </mrow>
            <mfrac>
              <mo stretchy="false">σ</mo>
              <msqrt>
                <mi>n</mi>
              </msqrt>
            </mfrac>
          </mrow>
        </mtd>
      </mtr>
    </mtable>
    <annotation encoding="StarMath 5.0">Precisa conhecer o %sigma da populacão.
newline Caso não conheca use o s da amostra se n &gt;= 50 newline
IC(%mu, %UPSILON)=bar{x}+-{z_%UPSILON}%sigma over {sqrt{n}}</annotation>
  </semantics>
</math>
</file>

<file path=Object 19/content.xml><?xml version="1.0" encoding="utf-8"?>
<math xmlns="http://www.w3.org/1998/Math/MathML">
  <semantics>
    <mtable>
      <mtr>
        <mtd>
          <mrow>
            <mi>n</mi>
            <mo stretchy="false">&lt;</mo>
            <mn>50</mn>
          </mrow>
        </mtd>
      </mtr>
      <mtr>
        <mtd>
          <mrow>
            <mi mathvariant="italic">IC</mi>
            <mrow>
              <mrow>
                <mo stretchy="false">(</mo>
                <mrow>
                  <mo stretchy="false">μ</mo>
                  <mi>,</mi>
                  <mo stretchy="false">Υ</mo>
                </mrow>
                <mo stretchy="false">)</mo>
              </mrow>
              <mi mathvariant="normal">=</mi>
              <mrow>
                <mover accent="true">
                  <mi>x</mi>
                  <mo stretchy="false">ˉ</mo>
                </mover>
                <mi mathvariant="normal">±</mi>
                <msub>
                  <mi>t</mi>
                  <mo stretchy="false">Υ</mo>
                </msub>
              </mrow>
            </mrow>
            <mfrac>
              <mi>s</mi>
              <msqrt>
                <mi>n</mi>
              </msqrt>
            </mfrac>
          </mrow>
        </mtd>
      </mtr>
    </mtable>
    <annotation encoding="StarMath 5.0">n &lt; 50 newline
IC(%mu, %UPSILON)=bar{x}+-{t_%UPSILON}s over {sqrt{n}} </annotation>
  </semantics>
</math>
</file>

<file path=Object 2/content.xml><?xml version="1.0" encoding="utf-8"?>
<math xmlns="http://www.w3.org/1998/Math/MathML">
  <semantics>
    <mrow>
      <mover accent="true">
        <mi>p</mi>
        <mo stretchy="false">ˆ</mo>
      </mover>
      <mi mathvariant="normal">=</mi>
      <mfrac>
        <mrow>
          <mi mathvariant="italic">número</mi>
          <mi mathvariant="italic">de</mi>
          <mi mathvariant="italic">elementos</mi>
          <mi mathvariant="italic">com</mi>
          <mi>o</mi>
          <mi mathvariant="italic">atributo</mi>
        </mrow>
        <mi>n</mi>
      </mfrac>
    </mrow>
    <annotation encoding="StarMath 5.0">hat {p}= {número de elementos com o atributo} over {n}</annotation>
  </semantics>
</math>
</file>

<file path=Object 20/content.xml><?xml version="1.0" encoding="utf-8"?>
<math xmlns="http://www.w3.org/1998/Math/MathML">
  <semantics>
    <mtable>
      <mtr>
        <mtd>
          <mrow>
            <mi mathvariant="italic">Interesse</mi>
            <mi mathvariant="normal">:</mi>
            <mi mathvariant="italic">média</mi>
            <mrow>
              <mo stretchy="false">(</mo>
              <mo stretchy="false">μ</mo>
              <mo stretchy="false">)</mo>
            </mrow>
          </mrow>
        </mtd>
      </mtr>
      <mtr>
        <mtd>
          <mrow>
            <msub>
              <mi>n</mi>
              <mn>0</mn>
            </msub>
            <mi mathvariant="normal">=</mi>
            <mfrac>
              <mrow>
                <msubsup>
                  <mi>z</mi>
                  <mo stretchy="false">Υ</mo>
                  <mn>2</mn>
                </msubsup>
                <msup>
                  <mo stretchy="false">σ</mo>
                  <mn>2</mn>
                </msup>
              </mrow>
              <msubsup>
                <mi>E</mi>
                <mn>0</mn>
                <mn>2</mn>
              </msubsup>
            </mfrac>
          </mrow>
        </mtd>
      </mtr>
    </mtable>
    <annotation encoding="StarMath 5.0">Interesse: média (%mu)
newline
n_0 = {z^2_%UPSILON%sigma^2} over {E^2_0}</annotation>
  </semantics>
</math>
</file>

<file path=Object 21/content.xml><?xml version="1.0" encoding="utf-8"?>
<math xmlns="http://www.w3.org/1998/Math/MathML">
  <semantics>
    <mrow>
      <mrow>
        <mi stretchy="false" mathvariant="normal">∣</mi>
        <mrow>
          <mover accent="true">
            <mi>X</mi>
            <mo stretchy="false">ˉ</mo>
          </mover>
          <mi mathvariant="normal">−</mi>
          <mo stretchy="false">μ</mo>
        </mrow>
        <mi stretchy="false" mathvariant="normal">∣</mi>
      </mrow>
      <mi mathvariant="normal">≤</mi>
      <msub>
        <mi>E</mi>
        <mn>0</mn>
      </msub>
    </mrow>
    <annotation encoding="StarMath 5.0">lline {bar{X}-%mu} rline &lt;= E_0</annotation>
  </semantics>
</math>
</file>

<file path=Object 22/content.xml><?xml version="1.0" encoding="utf-8"?>
<math xmlns="http://www.w3.org/1998/Math/MathML">
  <semantics>
    <mtable>
      <mtr>
        <mtd>
          <mrow>
            <mi mathvariant="italic">Interesse</mi>
            <mi mathvariant="normal">:</mi>
            <mi mathvariant="italic">proporcão</mi>
            <mrow>
              <mo stretchy="false">(</mo>
              <mi>p</mi>
              <mo stretchy="false">)</mo>
            </mrow>
          </mrow>
        </mtd>
      </mtr>
      <mtr>
        <mtd>
          <mrow>
            <msub>
              <mi>n</mi>
              <mn>0</mn>
            </msub>
            <mi mathvariant="normal">=</mi>
            <mfrac>
              <mrow>
                <msubsup>
                  <mi>z</mi>
                  <mo stretchy="false">Υ</mo>
                  <mn>2</mn>
                </msubsup>
                <mi>p</mi>
                <mrow>
                  <mo stretchy="false">(</mo>
                  <mrow>
                    <mn>1</mn>
                    <mi mathvariant="normal">−</mi>
                    <mi>p</mi>
                  </mrow>
                  <mo stretchy="false">)</mo>
                </mrow>
              </mrow>
              <msubsup>
                <mi>E</mi>
                <mn>0</mn>
                <mn>2</mn>
              </msubsup>
            </mfrac>
          </mrow>
        </mtd>
      </mtr>
    </mtable>
    <annotation encoding="StarMath 5.0">Interesse: proporcão (p)
newline
n_0 = {z^2_%UPSILON p(1-p)} over {E^2_0}</annotation>
  </semantics>
</math>
</file>

<file path=Object 23/content.xml><?xml version="1.0" encoding="utf-8"?>
<math xmlns="http://www.w3.org/1998/Math/MathML">
  <semantics>
    <mtable>
      <mtr>
        <mtd>
          <mrow>
            <mi mathvariant="italic">Interesse</mi>
            <mi mathvariant="normal">:</mi>
            <mi mathvariant="italic">várias</mi>
            <mi mathvariant="italic">proporcões</mi>
            <mrow>
              <mo stretchy="false">(</mo>
              <mrow>
                <msub>
                  <mi>p</mi>
                  <mn>1</mn>
                </msub>
                <mi>,</mi>
                <msub>
                  <mi>p</mi>
                  <mn>2</mn>
                </msub>
                <mi>,</mi>
                <mn>...</mn>
              </mrow>
              <mo stretchy="false">)</mo>
            </mrow>
          </mrow>
        </mtd>
      </mtr>
      <mtr>
        <mtd>
          <mrow>
            <msub>
              <mi>n</mi>
              <mn>0</mn>
            </msub>
            <mi mathvariant="normal">=</mi>
            <mfrac>
              <msubsup>
                <mi>z</mi>
                <mo stretchy="false">Υ</mo>
                <mn>2</mn>
              </msubsup>
              <mrow>
                <mn>4</mn>
                <msubsup>
                  <mi>E</mi>
                  <mn>0</mn>
                  <mn>2</mn>
                </msubsup>
              </mrow>
            </mfrac>
          </mrow>
        </mtd>
      </mtr>
    </mtable>
    <annotation encoding="StarMath 5.0">Interesse: várias proporcões (p_{1}, p_{2},...)
newline
n_0 = {z^2_%UPSILON} over {4E^2_0}</annotation>
  </semantics>
</math>
</file>

<file path=Object 24/content.xml><?xml version="1.0" encoding="utf-8"?>
<math xmlns="http://www.w3.org/1998/Math/MathML">
  <semantics>
    <mrow>
      <mi mathvariant="italic">Populacão</mi>
      <mi mathvariant="italic">infinita</mi>
      <mi mathvariant="normal">:</mi>
      <mrow>
        <mi>n</mi>
        <mi mathvariant="normal">=</mi>
        <msub>
          <mi>n</mi>
          <mn>0</mn>
        </msub>
      </mrow>
    </mrow>
    <annotation encoding="StarMath 5.0">Populacão infinita: n = n_0</annotation>
  </semantics>
</math>
</file>

<file path=Object 25/content.xml><?xml version="1.0" encoding="utf-8"?>
<math xmlns="http://www.w3.org/1998/Math/MathML">
  <semantics>
    <mrow>
      <mi mathvariant="italic">Populacão</mi>
      <mi mathvariant="italic">de</mi>
      <mi mathvariant="italic">tamanho</mi>
      <mi>N</mi>
      <mi mathvariant="normal">:</mi>
      <mrow>
        <mi>n</mi>
        <mi mathvariant="normal">=</mi>
        <mfrac>
          <msub>
            <mi mathvariant="italic">N.n</mi>
            <mn>0</mn>
          </msub>
          <mrow>
            <mrow>
              <mi>N</mi>
              <mo stretchy="false">+</mo>
              <msub>
                <mi>n</mi>
                <mn>0</mn>
              </msub>
            </mrow>
            <mi mathvariant="normal">−</mi>
            <mn>1</mn>
          </mrow>
        </mfrac>
      </mrow>
    </mrow>
    <annotation encoding="StarMath 5.0">Populacão de tamanho N: n = {N.n_0} over {N+n_0-1}</annotation>
  </semantics>
</math>
</file>

<file path=Object 3/content.xml><?xml version="1.0" encoding="utf-8"?>
<math xmlns="http://www.w3.org/1998/Math/MathML">
  <semantics>
    <mrow>
      <mrow>
        <mo stretchy="false">μ</mo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1</mn>
          </mrow>
          <mi>N</mi>
        </munderover>
        <mi mathvariant="italic">xi</mi>
      </mrow>
    </mrow>
    <annotation encoding="StarMath 5.0">%mu = {1} over {N} sum from{i=1} to{N} xi  </annotation>
  </semantics>
</math>
</file>

<file path=Object 4/content.xml><?xml version="1.0" encoding="utf-8"?>
<math xmlns="http://www.w3.org/1998/Math/MathML">
  <semantics>
    <mrow>
      <mrow>
        <mover accent="true">
          <mi>X</mi>
          <mo stretchy="false">ˉ</mo>
        </mover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1</mn>
          </mrow>
          <mi>n</mi>
        </munderover>
        <mi mathvariant="italic">Xi</mi>
      </mrow>
    </mrow>
    <annotation encoding="StarMath 5.0">bar {X}  = {1} over {n} sum from{i=1} to{n} Xi  </annotation>
  </semantics>
</math>
</file>

<file path=Object 5/content.xml><?xml version="1.0" encoding="utf-8"?>
<math xmlns="http://www.w3.org/1998/Math/MathML">
  <semantics>
    <mrow>
      <mrow>
        <msup>
          <mo stretchy="false">σ</mo>
          <mn>2</mn>
        </msup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1</mn>
          </mrow>
          <mi>N</mi>
        </munderover>
        <msup>
          <mrow>
            <mo stretchy="false">(</mo>
            <mrow>
              <mi mathvariant="italic">xi</mi>
              <mi mathvariant="normal">−</mi>
              <mo stretchy="false">μ</mo>
            </mrow>
            <mo stretchy="false">)</mo>
          </mrow>
          <mn>2</mn>
        </msup>
      </mrow>
    </mrow>
    <annotation encoding="StarMath 5.0">%sigma^{2}  = {1} over {N} sum from{i=1} to{N} (xi - %mu)^2  </annotation>
  </semantics>
</math>
</file>

<file path=Object 6/content.xml><?xml version="1.0" encoding="utf-8"?>
<math xmlns="http://www.w3.org/1998/Math/MathML">
  <semantics>
    <mrow>
      <mrow>
        <msup>
          <mi>S</mi>
          <mn>2</mn>
        </msup>
        <mi mathvariant="normal">=</mi>
        <mfrac>
          <mn>1</mn>
          <mrow>
            <mi>n</mi>
            <mi mathvariant="normal">−</mi>
            <mn>1</mn>
          </mrow>
        </mfrac>
      </mrow>
      <mrow>
        <munderover>
          <mi mathvariant="normal">∑</mi>
          <mrow>
            <mi>i</mi>
            <mi mathvariant="normal">=</mi>
            <mn>1</mn>
          </mrow>
          <mi>n</mi>
        </munderover>
        <msup>
          <mrow>
            <mo stretchy="false">(</mo>
            <mrow>
              <mi mathvariant="italic">Xi</mi>
              <mi mathvariant="normal">−</mi>
              <mover accent="true">
                <mi>X</mi>
                <mo stretchy="false">ˉ</mo>
              </mover>
            </mrow>
            <mo stretchy="false">)</mo>
          </mrow>
          <mn>2</mn>
        </msup>
      </mrow>
    </mrow>
    <annotation encoding="StarMath 5.0">S^{2}  = {1} over {n-1} sum from{i=1} to{n} (Xi - bar{X})^2  </annotation>
  </semantics>
</math>
</file>

<file path=Object 7/content.xml><?xml version="1.0" encoding="utf-8"?>
<math xmlns="http://www.w3.org/1998/Math/MathML">
  <semantics>
    <mrow>
      <mi>E</mi>
      <mrow>
        <mrow>
          <mo stretchy="false">(</mo>
          <mover accent="true">
            <mi>X</mi>
            <mo stretchy="false">ˉ</mo>
          </mover>
          <mo stretchy="false">)</mo>
        </mrow>
        <mi mathvariant="normal">=</mi>
        <mo stretchy="false">μ</mo>
      </mrow>
    </mrow>
    <annotation encoding="StarMath 5.0">E(bar{X}) = %mu</annotation>
  </semantics>
</math>
</file>

<file path=Object 8/content.xml><?xml version="1.0" encoding="utf-8"?>
<math xmlns="http://www.w3.org/1998/Math/MathML">
  <semantics>
    <mtable>
      <mtr>
        <mtd>
          <mrow>
            <mi mathvariant="italic">Com</mi>
            <mi mathvariant="italic">reposicão</mi>
            <mi mathvariant="italic">ou</mi>
            <mi>N</mi>
            <mi mathvariant="italic">muito</mi>
            <mi mathvariant="italic">grande</mi>
          </mrow>
        </mtd>
      </mtr>
      <mtr>
        <mtd>
          <mrow>
            <mi>V</mi>
            <mrow>
              <mrow>
                <mo stretchy="false">(</mo>
                <mover accent="true">
                  <mi>X</mi>
                  <mo stretchy="false">ˉ</mo>
                </mover>
                <mo stretchy="false">)</mo>
              </mrow>
              <mi mathvariant="normal">=</mi>
              <mfrac>
                <msup>
                  <mo stretchy="false">σ</mo>
                  <mn>2</mn>
                </msup>
                <mi>n</mi>
              </mfrac>
            </mrow>
          </mrow>
        </mtd>
      </mtr>
    </mtable>
    <annotation encoding="StarMath 5.0">Com reposicão ou N muito grande
newline
V(bar{X}) = %sigma^2 over {n}</annotation>
  </semantics>
</math>
</file>

<file path=Object 9/content.xml><?xml version="1.0" encoding="utf-8"?>
<math xmlns="http://www.w3.org/1998/Math/MathML">
  <semantics>
    <mtable>
      <mtr>
        <mtd>
          <mrow>
            <mi mathvariant="italic">Sem</mi>
            <mi mathvariant="italic">reposicão</mi>
            <mi>e</mi>
            <mrow>
              <mi>N</mi>
              <mo stretchy="false">&lt;</mo>
              <mn>20n</mn>
            </mrow>
          </mrow>
        </mtd>
      </mtr>
      <mtr>
        <mtd>
          <mrow>
            <mi>V</mi>
            <mrow>
              <mrow>
                <mo stretchy="false">(</mo>
                <mover accent="true">
                  <mi>X</mi>
                  <mo stretchy="false">ˉ</mo>
                </mover>
                <mo stretchy="false">)</mo>
              </mrow>
              <mi mathvariant="normal">=</mi>
              <mfrac>
                <msup>
                  <mo stretchy="false">σ</mo>
                  <mn>2</mn>
                </msup>
                <mi>n</mi>
              </mfrac>
            </mrow>
            <mn>.</mn>
            <mfrac>
              <mrow>
                <mi>N</mi>
                <mi mathvariant="normal">−</mi>
                <mi>n</mi>
              </mrow>
              <mrow>
                <mi>N</mi>
                <mi mathvariant="normal">−</mi>
                <mn>1</mn>
              </mrow>
            </mfrac>
          </mrow>
        </mtd>
      </mtr>
    </mtable>
    <annotation encoding="StarMath 5.0">Sem reposicão e N &lt; 20n
newline 
V(bar{X}) = %sigma^2 over {n} . {N-n} over {N-1}  </annotation>
  </semantics>
</math>
</file>